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G-005569</text:p>
          </table:table-cell>
          <table:table-cell office:value-type="string" calcext:value-type="string">
            <text:p>2024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30256" calcext:value-type="float">
            <text:p>48.53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05569</text:p>
          </table:table-cell>
          <table:table-cell office:value-type="string" calcext:value-type="string">
            <text:p>2023-03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79024" calcext:value-type="float">
            <text:p>48.57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05569</text:p>
          </table:table-cell>
          <table:table-cell office:value-type="string" calcext:value-type="string">
            <text:p>2022-03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25456" calcext:value-type="float">
            <text:p>48.22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05569</text:p>
          </table:table-cell>
          <table:table-cell office:value-type="string" calcext:value-type="string">
            <text:p>2021-03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55352" calcext:value-type="float">
            <text:p>48.15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05569</text:p>
          </table:table-cell>
          <table:table-cell office:value-type="string" calcext:value-type="string">
            <text:p>2020-03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1268" calcext:value-type="float">
            <text:p>48.11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05569</text:p>
          </table:table-cell>
          <table:table-cell office:value-type="string" calcext:value-type="string">
            <text:p>2019-04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14432" calcext:value-type="float">
            <text:p>48.41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05569</text:p>
          </table:table-cell>
          <table:table-cell office:value-type="string" calcext:value-type="string">
            <text:p>2018-03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18648" calcext:value-type="float">
            <text:p>48.61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05569</text:p>
          </table:table-cell>
          <table:table-cell office:value-type="string" calcext:value-type="string">
            <text:p>2017-03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11968" calcext:value-type="float">
            <text:p>48.51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05569</text:p>
          </table:table-cell>
          <table:table-cell office:value-type="string" calcext:value-type="string">
            <text:p>2016-10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62488" calcext:value-type="float">
            <text:p>48.86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05569</text:p>
          </table:table-cell>
          <table:table-cell office:value-type="string" calcext:value-type="string">
            <text:p>2016-03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25328" calcext:value-type="float">
            <text:p>48.72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05569</text:p>
          </table:table-cell>
          <table:table-cell office:value-type="string" calcext:value-type="string">
            <text:p>2015-10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02696" calcext:value-type="float">
            <text:p>49.00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05569</text:p>
          </table:table-cell>
          <table:table-cell office:value-type="string" calcext:value-type="string">
            <text:p>2015-03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00944" calcext:value-type="float">
            <text:p>48.70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05569</text:p>
          </table:table-cell>
          <table:table-cell office:value-type="string" calcext:value-type="string">
            <text:p>2014-10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01528" calcext:value-type="float">
            <text:p>48.80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05569</text:p>
          </table:table-cell>
          <table:table-cell office:value-type="string" calcext:value-type="string">
            <text:p>2014-03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03408" calcext:value-type="float">
            <text:p>48.60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05569</text:p>
          </table:table-cell>
          <table:table-cell office:value-type="string" calcext:value-type="string">
            <text:p>2013-10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63656" calcext:value-type="float">
            <text:p>49.06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05569</text:p>
          </table:table-cell>
          <table:table-cell office:value-type="string" calcext:value-type="string">
            <text:p>2013-03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52176" calcext:value-type="float">
            <text:p>48.65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05569</text:p>
          </table:table-cell>
          <table:table-cell office:value-type="string" calcext:value-type="string">
            <text:p>2012-03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71632" calcext:value-type="float">
            <text:p>48.87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21" meta:object-count="0"/>
    <meta:user-defined meta:name="AppVersion">3.0</meta:user-defined>
  </office:meta>
</office:document-meta>
</file>